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7333586424373043308"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8301126756530849290"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606344360837967952"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4488724853192742181"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165161947985783655"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1669007507576083946"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9159642888288591313"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5490898297294061995"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1650923" text:continue-list="list9159642888288591313"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44042958260268162"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1655413"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1647232"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1667790"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1664521"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1671074"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5144668696925826205"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3017641193384636891"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536595466728680685"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1653304"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88172128745400939"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349116019544690450"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557779140674719880" text:style-name="L15">
        <text:list-item>
          <text:list>
            <text:list-header>
              <text:p text:style-name="P184">1.5 miles averaging about 9:40/mile and rest 1 min</text:p>
            </text:list-header>
          </text:list>
        </text:list-item>
      </text:list>
      <text:p text:style-name="P24">1 mile in 8:26 and rest 2 min</text:p>
      <text:list xml:id="list2002933674928687256"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21964434138011076"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1676025"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4307010292229275080"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1449120230999063538"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2821280339112632796"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1661454" text:continue-list="list1449120230999063538" text:style-name="L19">
        <text:list-item>
          <text:list>
            <text:list-header>
              <text:p text:style-name="P188">(Pace*HR)=1240</text:p>
            </text:list-header>
          </text:list>
        </text:list-item>
      </text:list>
      <text:list xml:id="list31644527" text:continue-list="list4307010292229275080" text:style-name="L18">
        <text:list-item>
          <text:list>
            <text:list-header>
              <text:p text:style-name="P187">2 miles at 10:46/mile Ave HR= 121 bpm and rest a few minutes</text:p>
            </text:list-header>
          </text:list>
        </text:list-item>
      </text:list>
      <text:list xml:id="list31659118" text:continue-list="list31661454"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1673789"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925310493601824868"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037347939932052856"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016044060909514482"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2868429851751042195"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363617119904099371"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930723089805194736"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1654002"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1648418"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616032984699917547"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212972984937769072"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857118980371218273"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168005330276445065"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918541552405180540"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303975681477044562" text:style-name="L32">
        <text:list-item>
          <text:list>
            <text:list-header>
              <text:p text:style-name="P198">0.25 miles in 2:54</text:p>
              <text:p text:style-name="P198">1 mile in 9:21 going faster as I ran and ending at around 8:30 pace</text:p>
            </text:list-header>
          </text:list>
        </text:list-item>
      </text:list>
      <text:list xml:id="list8944049362291497276"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348538706769242765"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866657911310420943"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1015975680460783"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233773349539507130"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2325658226912875260"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text:soft-page-break/>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text:soft-page-break/>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202164988457914443"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9"/>10:40/mile <text:s text:c="7"/>3:24</text:p>
      <text:p text:style-name="P19"><text:soft-page-break/></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20T11:39:47.10</dc:date>
    <dc:creator>James Lombardi</dc:creator>
    <meta:editing-duration>P31DT13H33M55S</meta:editing-duration>
    <meta:editing-cycles>2276</meta:editing-cycles>
    <meta:generator>OpenOffice/4.1.2$Win32 OpenOffice.org_project/412m3$Build-9782</meta:generator>
    <meta:document-statistic meta:table-count="0" meta:image-count="9" meta:object-count="0" meta:page-count="224" meta:paragraph-count="6595" meta:word-count="70762" meta:character-count="361910"/>
  </office:meta>
</office:document-meta>
</file>